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dfcce4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0066b3" draw:fill="solid" draw:fill-color="#dfcce4" draw:textarea-horizontal-align="justify" draw:textarea-vertical-align="middle" draw:auto-grow-height="false" fo:min-height="1.306cm" fo:min-width="2.9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fill="none" draw:textarea-horizontal-align="left" draw:textarea-vertical-align="top" draw:auto-grow-height="false" fo:min-height="0.75cm" fo:min-width="18.8cm" fo:wrap-option="wrap"/>
    </style:style>
    <style:style style:name="gr5" style:family="graphic" style:parent-style-name="standard">
      <style:graphic-properties draw:fill="solid" draw:fill-color="#dfcce4" draw:textarea-horizontal-align="left" draw:textarea-vertical-align="top" draw:auto-grow-height="false" fo:min-height="2.532cm" fo:min-width="3.6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dfcce4" draw:textarea-horizontal-align="justify" draw:textarea-vertical-align="middle" draw:auto-grow-height="false" fo:min-height="2.313cm" fo:min-width="5.902cm"/>
    </style:style>
    <style:style style:name="gr8" style:family="graphic" style:parent-style-name="standard">
      <style:graphic-properties draw:fill="solid" draw:fill-color="#dfcce4" draw:textarea-horizontal-align="justify" draw:textarea-vertical-align="middle" draw:auto-grow-height="false" fo:min-height="1.95cm" fo:min-width="4.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7.7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9cm" svg:height="2.2cm" svg:x="3.1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9cm" svg:y1="3.9cm" svg:x2="9.9cm" svg:y2="6.4cm" draw:start-shape="id1" draw:start-glue-point="8" draw:end-shape="id2" draw:end-glue-point="4" svg:d="M9900 3900v2500" svg:viewBox="0 0 1 2501">
          <text:p/>
        </draw:connector>
        <draw:custom-shape draw:style-name="gr4" draw:text-style-name="P5" draw:layer="layout" svg:width="19.3cm" svg:height="1cm" svg:x="0.7cm" svg:y="0.8cm">
          <text:p text:style-name="P4"><text:span text:style-name="T1">Program wyświetla wszystkie dwucyfrowe liczby parzyste podzielne przez 3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8.2cm" svg:height="5.563cm" svg:x="5.8cm" svg:y="6.4cm">
          <text:p text:style-name="P1">Liczba powtórzeń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line-skew="3.402cm" svg:x1="10.05cm" svg:y1="19.8cm" svg:x2="14.814cm" svg:y2="20.949cm" draw:start-shape="id3" draw:start-glue-point="6" draw:end-shape="id4" draw:end-glue-point="2" svg:d="M10050 19800v5100h4764v-3951" svg:viewBox="0 0 4765 5101">
          <text:p text:style-name="P1">TAK</text:p>
        </draw:connector>
        <draw:connector draw:style-name="gr6" draw:text-style-name="P3" draw:layer="layout" draw:line-skew="-3.299cm 5.45cm" svg:x1="5.8cm" svg:y1="9.182cm" svg:x2="5.55cm" svg:y2="26.1cm" draw:start-shape="id2" draw:start-glue-point="5" draw:end-shape="id5" draw:end-glue-point="4" svg:d="M5800 9182h-3800v15300h3550v1618" svg:viewBox="0 0 3801 16919">
          <text:p text:style-name="P1">NIE</text:p>
        </draw:connector>
        <draw:custom-shape draw:style-name="gr7" draw:text-style-name="P2" xml:id="id4" draw:id="id4" draw:layer="layout" svg:width="6.402cm" svg:height="2.563cm" draw:transform="skewX (0.736878010192006) rotate (0.0153588974175501) translate (13.9cm 18.4cm)">
          <text:p text:style-name="P1">Wyświel x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7.501cm" svg:x1="17.101cm" svg:y1="18.351cm" svg:x2="11.456cm" svg:y2="3.637cm" draw:start-shape="id4" draw:start-glue-point="0" draw:end-shape="id1" draw:end-glue-point="9" svg:d="M17101 18351v-14751h-5645v37" svg:viewBox="0 0 5646 14752">
          <text:p/>
        </draw:connector>
        <draw:custom-shape draw:style-name="gr8" draw:text-style-name="P2" xml:id="id3" draw:id="id3" draw:layer="layout" svg:width="9.9cm" svg:height="4.4cm" svg:x="5.1cm" svg:y="15.4cm">
          <text:p text:style-name="P1">if x %2 ==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9.9cm" svg:y1="11.963cm" svg:x2="10.05cm" svg:y2="15.4cm" draw:start-shape="id2" draw:start-glue-point="6" draw:end-shape="id3" draw:end-glue-point="4" svg:d="M9900 11963l150 3437" svg:viewBox="0 0 151 3438">
          <text:p text:style-name="P1">TAK</text:p>
        </draw:connector>
        <draw:connector draw:style-name="gr6" draw:text-style-name="P3" draw:layer="layout" svg:x1="15cm" svg:y1="17.6cm" svg:x2="12.1cm" svg:y2="3cm" draw:start-shape="id3" draw:start-glue-point="7" draw:end-shape="id1" draw:end-glue-point="10" svg:d="M15000 17600h502v-14600h-3402" svg:viewBox="0 0 3403 1460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07:48:01.238767886</dc:date>
    <meta:editing-duration>PT15M44S</meta:editing-duration>
    <meta:editing-cycles>14</meta:editing-cycles>
    <meta:generator>LibreOffice/6.0.6.2$Linux_X86_64 LibreOffice_project/00m0$Build-2</meta:generator>
    <meta:document-statistic meta:object-count="12"/>
  </office:meta>
</office:document-meta>
</file>